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0" style:family="table">
      <style:table-properties style:width="7.6701in" table:align="margins"/>
    </style:style>
    <style:style style:name="Table10.A" style:family="table-column">
      <style:table-column-properties style:column-width="0.7667in" style:rel-column-width="6550*"/>
    </style:style>
    <style:style style:name="Table10.B" style:family="table-column">
      <style:table-column-properties style:column-width="2.3014in" style:rel-column-width="19663*"/>
    </style:style>
    <style:style style:name="Table10.D" style:family="table-column">
      <style:table-column-properties style:column-width="0.7674in" style:rel-column-width="6556*"/>
    </style:style>
    <style:style style:name="Table10.H" style:family="table-column">
      <style:table-column-properties style:column-width="0.7681in" style:rel-column-width="6560*"/>
    </style:style>
    <style:style style:name="Table10.A1" style:family="table-cell">
      <style:table-cell-properties fo:background-color="#000080" fo:padding="0.0382in" fo:border-left="0.0007in solid #000080" fo:border-right="none" fo:border-top="0.0007in solid #000080" fo:border-bottom="0.0007in solid #000080">
        <style:background-image/>
      </style:table-cell-properties>
    </style:style>
    <style:style style:name="Table10.B1" style:family="table-cell">
      <style:table-cell-properties fo:padding="0.0382in" fo:border-left="0.0007in solid #000080" fo:border-right="none" fo:border-top="0.0007in solid #000080" fo:border-bottom="0.0007in solid #000080"/>
    </style:style>
    <style:style style:name="Table10.H1" style:family="table-cell">
      <style:table-cell-properties fo:padding="0.0382in" fo:border="0.0007in solid #000080"/>
    </style:style>
    <style:style style:name="Table10.A2" style:family="table-cell">
      <style:table-cell-properties fo:background-color="#000080" fo:padding="0.0382in" fo:border-left="0.0007in solid #000080" fo:border-right="none" fo:border-top="none" fo:border-bottom="0.0007in solid #000080">
        <style:background-image/>
      </style:table-cell-properties>
    </style:style>
    <style:style style:name="Table10.B2" style:family="table-cell">
      <style:table-cell-properties fo:padding="0.0382in" fo:border-left="0.0007in solid #000080" fo:border-right="none" fo:border-top="none" fo:border-bottom="0.0007in solid #000080"/>
    </style:style>
    <style:style style:name="Table10.H2" style:family="table-cell">
      <style:table-cell-properties fo:padding="0.0382in" fo:border-left="0.0007in solid #000080" fo:border-right="0.0007in solid #000080" fo:border-top="none" fo:border-bottom="0.0007in solid #000080"/>
    </style:style>
    <style:style style:name="Table1" style:family="table">
      <style:table-properties style:width="7.6722in" fo:margin-left="0in" fo:margin-right="-0.0021in" table:align="margins"/>
    </style:style>
    <style:style style:name="Table1.A" style:family="table-column">
      <style:table-column-properties style:column-width="0.9028in" style:rel-column-width="7711*"/>
    </style:style>
    <style:style style:name="Table1.B" style:family="table-column">
      <style:table-column-properties style:column-width="0.9674in" style:rel-column-width="8263*"/>
    </style:style>
    <style:style style:name="Table1.C" style:family="table-column">
      <style:table-column-properties style:column-width="0.9882in" style:rel-column-width="8441*"/>
    </style:style>
    <style:style style:name="Table1.D" style:family="table-column">
      <style:table-column-properties style:column-width="0.9701in" style:rel-column-width="8286*"/>
    </style:style>
    <style:style style:name="Table1.E" style:family="table-column">
      <style:table-column-properties style:column-width="0.9799in" style:rel-column-width="8369*"/>
    </style:style>
    <style:style style:name="Table1.F" style:family="table-column">
      <style:table-column-properties style:column-width="0.9299in" style:rel-column-width="7942*"/>
    </style:style>
    <style:style style:name="Table1.G" style:family="table-column">
      <style:table-column-properties style:column-width="0.9667in" style:rel-column-width="8257*"/>
    </style:style>
    <style:style style:name="Table1.H" style:family="table-column">
      <style:table-column-properties style:column-width="0.9674in" style:rel-column-width="8266*"/>
    </style:style>
    <style:style style:name="Table1.A1" style:family="table-cell">
      <style:table-cell-properties fo:background-color="#000080" fo:padding="0.0382in" fo:border-left="0.0007in solid #000080" fo:border-right="none" fo:border-top="0.0007in solid #000080" fo:border-bottom="0.0007in solid #000080">
        <style:background-image/>
      </style:table-cell-properties>
    </style:style>
    <style:style style:name="Table1.H1" style:family="table-cell">
      <style:table-cell-properties fo:background-color="#000080" fo:padding="0.0382in" fo:border="0.0007in solid #000080">
        <style:background-image/>
      </style:table-cell-properties>
    </style:style>
    <style:style style:name="Table1.A2" style:family="table-cell">
      <style:table-cell-properties fo:background-color="#000080" fo:padding="0.0382in" fo:border-left="0.0007in solid #000080" fo:border-right="none" fo:border-top="none" fo:border-bottom="0.0007in solid #000080">
        <style:background-image/>
      </style:table-cell-properties>
    </style:style>
    <style:style style:name="Table1.B2" style:family="table-cell">
      <style:table-cell-properties fo:padding="0.0382in" fo:border-left="0.0007in solid #000080" fo:border-right="none" fo:border-top="none" fo:border-bottom="0.0007in solid #000080"/>
    </style:style>
    <style:style style:name="Table1.H2" style:family="table-cell">
      <style:table-cell-properties fo:padding="0.0382in" fo:border-left="0.0007in solid #000080" fo:border-right="0.0007in solid #000080" fo:border-top="none" fo:border-bottom="0.0007in solid #000080"/>
    </style:style>
    <style:style style:name="Table11" style:family="table">
      <style:table-properties style:width="7.659in" table:align="margins"/>
    </style:style>
    <style:style style:name="Table11.A" style:family="table-column">
      <style:table-column-properties style:column-width="1.6972in" style:rel-column-width="14522*"/>
    </style:style>
    <style:style style:name="Table11.B" style:family="table-column">
      <style:table-column-properties style:column-width="0.7472in" style:rel-column-width="6393*"/>
    </style:style>
    <style:style style:name="Table11.C" style:family="table-column">
      <style:table-column-properties style:column-width="0.4278in" style:rel-column-width="3660*"/>
    </style:style>
    <style:style style:name="Table11.D" style:family="table-column">
      <style:table-column-properties style:column-width="0.1653in" style:rel-column-width="1414*"/>
    </style:style>
    <style:style style:name="Table11.E" style:family="table-column">
      <style:table-column-properties style:column-width="2.4271in" style:rel-column-width="20767*"/>
    </style:style>
    <style:style style:name="Table11.F" style:family="table-column">
      <style:table-column-properties style:column-width="0.5153in" style:rel-column-width="4409*"/>
    </style:style>
    <style:style style:name="Table11.G" style:family="table-column">
      <style:table-column-properties style:column-width="0.616in" style:rel-column-width="5270*"/>
    </style:style>
    <style:style style:name="Table11.H" style:family="table-column">
      <style:table-column-properties style:column-width="1.0632in" style:rel-column-width="9100*"/>
    </style:style>
    <style:style style:name="Table11.A1" style:family="table-cell">
      <style:table-cell-properties fo:background-color="#000080" fo:padding="0.0382in" fo:border-left="0.0007in solid #000080" fo:border-right="none" fo:border-top="0.0007in solid #000080" fo:border-bottom="0.0007in solid #000080">
        <style:background-image/>
      </style:table-cell-properties>
    </style:style>
    <style:style style:name="Table11.D1" style:family="table-cell">
      <style:table-cell-properties fo:padding="0.0382in" fo:border-left="0.0007in solid #000080" fo:border-right="none" fo:border-top="0.0007in solid #000080" fo:border-bottom="0.0007in solid #000080"/>
    </style:style>
    <style:style style:name="Table11.H1" style:family="table-cell">
      <style:table-cell-properties fo:background-color="#000080" fo:padding="0.0382in" fo:border="0.0007in solid #000080">
        <style:background-image/>
      </style:table-cell-properties>
    </style:style>
    <style:style style:name="Table11.A2" style:family="table-cell">
      <style:table-cell-properties fo:padding="0.0382in" fo:border-left="0.0007in solid #000080" fo:border-right="none" fo:border-top="none" fo:border-bottom="0.0007in solid #000080"/>
    </style:style>
    <style:style style:name="Table11.H2" style:family="table-cell">
      <style:table-cell-properties fo:padding="0.0382in" fo:border-left="0.0007in solid #000080" fo:border-right="0.0007in solid #000080" fo:border-top="none" fo:border-bottom="0.0007in solid #000080"/>
    </style:style>
    <style:style style:name="Table2" style:family="table">
      <style:table-properties style:width="3.75in" fo:margin-left="0in" fo:margin-right="0.0292in" table:align="margins"/>
    </style:style>
    <style:style style:name="Table2.A" style:family="table-column">
      <style:table-column-properties style:column-width="2.1028in" style:rel-column-width="36746*"/>
    </style:style>
    <style:style style:name="Table2.B" style:family="table-column">
      <style:table-column-properties style:column-width="0.6076in" style:rel-column-width="10625*"/>
    </style:style>
    <style:style style:name="Table2.C" style:family="table-column">
      <style:table-column-properties style:column-width="0.5194in" style:rel-column-width="9082*"/>
    </style:style>
    <style:style style:name="Table2.A1" style:family="table-cell">
      <style:table-cell-properties fo:background-color="#000080" fo:padding="0.0382in" fo:border-left="0.0007in solid #000080" fo:border-right="none" fo:border-top="0.0007in solid #000080" fo:border-bottom="0.0007in solid #000080">
        <style:background-image/>
      </style:table-cell-properties>
    </style:style>
    <style:style style:name="Table2.D1" style:family="table-cell">
      <style:table-cell-properties fo:background-color="#000080" fo:padding="0.0382in" fo:border="0.0007in solid #000080">
        <style:background-image/>
      </style:table-cell-properties>
    </style:style>
    <style:style style:name="Table2.A2" style:family="table-cell">
      <style:table-cell-properties fo:padding="0.0382in" fo:border-left="0.0007in solid #000080" fo:border-right="none" fo:border-top="none" fo:border-bottom="0.0007in solid #000080"/>
    </style:style>
    <style:style style:name="Table2.D2" style:family="table-cell">
      <style:table-cell-properties fo:padding="0.0382in" fo:border-left="0.0007in solid #000080" fo:border-right="0.0007in solid #000080" fo:border-top="none" fo:border-bottom="0.0007in solid #000080"/>
    </style:style>
    <style:style style:name="Table3" style:family="table">
      <style:table-properties style:width="3.7799in" table:align="margins"/>
    </style:style>
    <style:style style:name="Table3.A" style:family="table-column">
      <style:table-column-properties style:column-width="3.0236in" style:rel-column-width="52428*"/>
    </style:style>
    <style:style style:name="Table3.B" style:family="table-column">
      <style:table-column-properties style:column-width="0.7563in" style:rel-column-width="13107*"/>
    </style:style>
    <style:style style:name="Table3.A1" style:family="table-cell">
      <style:table-cell-properties fo:background-color="#000080" fo:padding="0.0382in" fo:border-left="0.0007in solid #000080" fo:border-right="none" fo:border-top="0.0007in solid #000080" fo:border-bottom="0.0007in solid #000080">
        <style:background-image/>
      </style:table-cell-properties>
    </style:style>
    <style:style style:name="Table3.B1" style:family="table-cell">
      <style:table-cell-properties fo:background-color="#000080" fo:padding="0.0382in" fo:border="0.0007in solid #000080">
        <style:background-image/>
      </style:table-cell-properties>
    </style:style>
    <style:style style:name="Table3.A2" style:family="table-cell">
      <style:table-cell-properties fo:padding="0.0382in" fo:border-left="0.0007in solid #000080" fo:border-right="none" fo:border-top="none" fo:border-bottom="0.0007in solid #000080"/>
    </style:style>
    <style:style style:name="Table3.B2" style:family="table-cell">
      <style:table-cell-properties fo:padding="0.0382in" fo:border-left="0.0007in solid #000080" fo:border-right="0.0007in solid #000080" fo:border-top="none" fo:border-bottom="0.0007in solid #000080"/>
    </style:style>
    <style:style style:name="P1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text-properties style:use-window-font-color="true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color="#808080" fo:font-size="9pt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style:font-weight-complex="bold"/>
    </style:style>
    <style:style style:name="P12" style:family="paragraph" style:parent-style-name="Standard">
      <style:text-properties fo:color="#808080" style:font-name="Wingdings" fo:font-size="9pt" fo:letter-spacing="normal" style:font-name-asian="Wingdings" style:font-size-asian="9pt" style:font-name-complex="Wingdings" style:font-size-complex="9pt"/>
    </style:style>
    <style:style style:name="P13" style:family="paragraph" style:parent-style-name="Standard">
      <style:text-properties fo:color="#808080" style:font-name="Wingdings" fo:font-size="9pt" fo:letter-spacing="-0.0252in" style:font-name-asian="Wingdings" style:font-size-asian="9pt" style:font-name-complex="Wingdings" style:font-size-complex="9pt"/>
    </style:style>
    <style:style style:name="P14" style:family="paragraph" style:parent-style-name="Standard">
      <style:text-properties fo:color="#808080" style:font-name="Times New Roman" fo:font-size="9pt" fo:letter-spacing="normal" style:font-name-asian="Wingdings" style:font-size-asian="9pt" style:font-name-complex="Wingdings" style:font-size-complex="9pt"/>
    </style:style>
    <style:style style:name="P15" style:family="paragraph" style:parent-style-name="Standard">
      <style:text-properties style:use-window-font-color="true" style:font-name="Times New Roman" fo:font-size="9pt" fo:letter-spacing="normal" style:font-name-asian="Wingdings" style:font-size-asian="9pt" style:font-name-complex="Wingdings" style:font-size-complex="9pt"/>
    </style:style>
    <style:style style:name="P16" style:family="paragraph" style:parent-style-name="Standard">
      <style:text-properties style:use-window-font-color="true" style:font-name="Wingdings" fo:font-size="9pt" fo:letter-spacing="normal" style:font-name-asian="Wingdings" style:font-size-asian="9pt" style:font-name-complex="Wingdings" style:font-size-complex="9pt"/>
    </style:style>
    <style:style style:name="P17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8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Table_20_Heading">
      <style:text-properties fo:font-size="9pt" style:font-size-asian="9pt" style:font-size-complex="9pt"/>
    </style:style>
    <style:style style:name="P20" style:family="paragraph" style:parent-style-name="Table_20_Heading">
      <style:text-properties style:font-name="Times New Roman" fo:font-size="9pt" style:font-size-asian="9pt" style:font-size-complex="9pt"/>
    </style:style>
    <style:style style:name="P21" style:family="paragraph" style:parent-style-name="Frame_20_contents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color="#808080"/>
    </style:style>
    <style:style style:name="T2" style:family="text">
      <style:text-properties fo:color="#808080" style:font-name="Times New Roman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horizontal-pos="from-left" style:horizontal-rel="page" fo:padding="0in" fo:border="none" style:shadow="non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column table:style-name="Table10.A"/>
        <table:table-column table:style-name="Table10.D"/>
        <table:table-column table:style-name="Table10.A"/>
        <table:table-column table:style-name="Table10.H"/>
        <table:table-row>
          <table:table-cell table:style-name="Table10.A1" office:value-type="string">
            <text:p text:style-name="P2">Name</text:p>
          </table:table-cell>
          <table:table-cell table:style-name="Table10.B1" office:value-type="string">
            <text:p text:style-name="P4"/>
          </table:table-cell>
          <table:table-cell table:style-name="Table10.A1" office:value-type="string">
            <text:p text:style-name="P2">Birthdate</text:p>
          </table:table-cell>
          <table:table-cell table:style-name="Table10.B1" office:value-type="string">
            <text:p text:style-name="P4"/>
          </table:table-cell>
          <table:table-cell table:style-name="Table10.A1" office:value-type="string">
            <text:p text:style-name="P9">Height</text:p>
          </table:table-cell>
          <table:table-cell table:style-name="Table10.B1" office:value-type="string">
            <text:p text:style-name="P4"/>
          </table:table-cell>
          <table:table-cell table:style-name="Table10.A1" office:value-type="string">
            <text:p text:style-name="P2">Weight</text:p>
          </table:table-cell>
          <table:table-cell table:style-name="Table10.H1" office:value-type="string">
            <text:p text:style-name="P4"/>
          </table:table-cell>
        </table:table-row>
        <table:table-row>
          <table:table-cell table:style-name="Table10.A2" office:value-type="string">
            <text:p text:style-name="P2">Template</text:p>
          </table:table-cell>
          <table:table-cell table:style-name="Table10.B2" office:value-type="string">
            <text:p text:style-name="P4"/>
          </table:table-cell>
          <table:table-cell table:style-name="Table10.A2" office:value-type="string">
            <text:p text:style-name="P2">Gender</text:p>
          </table:table-cell>
          <table:table-cell table:style-name="Table10.B2" office:value-type="string">
            <text:p text:style-name="P4"/>
          </table:table-cell>
          <table:table-cell table:style-name="Table10.A2" office:value-type="string">
            <text:p text:style-name="P2">Hair</text:p>
          </table:table-cell>
          <table:table-cell table:style-name="Table10.B2" office:value-type="string">
            <text:p text:style-name="P4"/>
          </table:table-cell>
          <table:table-cell table:style-name="Table10.A2" office:value-type="string">
            <text:p text:style-name="P2">Eyes</text:p>
          </table:table-cell>
          <table:table-cell table:style-name="Table10.H2" office:value-type="string">
            <text:p text:style-name="P4"/>
          </table:table-cell>
        </table:table-row>
        <table:table-row>
          <table:table-cell table:style-name="Table10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0.H2" table:number-rows-spanned="9" table:number-columns-spanned="3" office:value-type="string">
            <text:p text:style-name="P8">Portrait</text:p>
          </table:table-cell>
          <table:covered-table-cell/>
          <table:covered-table-cell/>
        </table:table-row>
        <table:table-row>
          <table:table-cell table:style-name="Table10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8">Attributes</text:p>
          </table:table-cell>
          <table:table-cell table:style-name="Table1.A1" office:value-type="string">
            <text:p text:style-name="P3">STR</text:p>
          </table:table-cell>
          <table:table-cell table:style-name="Table1.A1" office:value-type="string">
            <text:p text:style-name="P3">DEX</text:p>
          </table:table-cell>
          <table:table-cell table:style-name="Table1.A1" office:value-type="string">
            <text:p text:style-name="P3">CON</text:p>
          </table:table-cell>
          <table:table-cell table:style-name="Table1.A1" office:value-type="string">
            <text:p text:style-name="P3">INT</text:p>
          </table:table-cell>
          <table:table-cell table:style-name="Table1.A1" office:value-type="string">
            <text:p text:style-name="P3">HP</text:p>
          </table:table-cell>
          <table:table-cell table:style-name="Table1.A1" office:value-type="string">
            <text:p text:style-name="P3">EP</text:p>
          </table:table-cell>
          <table:table-cell table:style-name="Table1.H1" office:value-type="string">
            <text:p text:style-name="P3">MS </text:p>
          </table:table-cell>
        </table:table-row>
        <table:table-row>
          <table:table-cell table:style-name="Table1.A2" office:value-type="string">
            <text:p text:style-name="P5">total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5">curren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</table:table>
      <text:p text:style-name="P11"><draw:frame draw:style-name="fr1" draw:name="Frame2" text:anchor-type="paragraph" svg:x="0in" svg:y="6.3161in" svg:width="7.6591in" draw:z-index="1"><draw:text-box fo:min-height="1.5902in"><table:table table:name="Table11" table:style-name="Table11"><table:table-column table:style-name="Table11.A"/><table:table-column table:style-name="Table11.B"/><table:table-column table:style-name="Table11.C"/><table:table-column table:style-name="Table11.D"/><table:table-column table:style-name="Table11.E"/><table:table-column table:style-name="Table11.F"/><table:table-column table:style-name="Table11.G"/><table:table-column table:style-name="Table11.H"/><table:table-row><table:table-cell table:style-name="Table11.A1" office:value-type="string"><text:p text:style-name="P1">Armor</text:p></table:table-cell><table:table-cell table:style-name="Table11.A1" office:value-type="string"><text:p text:style-name="P3">Rating</text:p></table:table-cell><table:table-cell table:style-name="Table11.A1" office:value-type="string"><text:p text:style-name="P1">BDC</text:p></table:table-cell><table:table-cell table:style-name="Table11.D1" table:number-rows-spanned="6" office:value-type="string"><text:p text:style-name="P4"/></table:table-cell><table:table-cell table:style-name="Table11.A1" office:value-type="string"><text:p text:style-name="P1">Weapon</text:p></table:table-cell><table:table-cell table:style-name="Table11.A1" office:value-type="string"><text:p text:style-name="P1">AM</text:p></table:table-cell><table:table-cell table:style-name="Table11.A1" office:value-type="string"><text:p text:style-name="P1">Range</text:p></table:table-cell><table:table-cell table:style-name="Table11.H1" office:value-type="string"><text:p text:style-name="P1">Damage</text:p></table:table-cell></table:table-row><table:table-row><table:table-cell table:style-name="Table11.A2" office:value-type="string"><text:p text:style-name="P4"/></table:table-cell><table:table-cell table:style-name="Table11.A2" office:value-type="string"><text:p text:style-name="P6">/</text:p></table:table-cell><table:table-cell table:style-name="Table11.A2" office:value-type="string"><text:p text:style-name="P4"/></table:table-cell><table:covered-table-cell/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H2" office:value-type="string"><text:p text:style-name="P4"/></table:table-cell></table:table-row><table:table-row><table:table-cell table:style-name="Table11.A2" office:value-type="string"><text:p text:style-name="P4"/></table:table-cell><table:table-cell table:style-name="Table11.A2" office:value-type="string"><text:p text:style-name="P6">/</text:p></table:table-cell><table:table-cell table:style-name="Table11.A2" office:value-type="string"><text:p text:style-name="P4"/></table:table-cell><table:covered-table-cell/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H2" office:value-type="string"><text:p text:style-name="P4"/></table:table-cell></table:table-row><table:table-row><table:table-cell table:style-name="Table11.A2" office:value-type="string"><text:p text:style-name="P4"/></table:table-cell><table:table-cell table:style-name="Table11.A2" office:value-type="string"><text:p text:style-name="P6">/</text:p></table:table-cell><table:table-cell table:style-name="Table11.A2" office:value-type="string"><text:p text:style-name="P4"/></table:table-cell><table:covered-table-cell/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H2" office:value-type="string"><text:p text:style-name="P4"/></table:table-cell></table:table-row><table:table-row><table:table-cell table:style-name="Table11.A2" office:value-type="string"><text:p text:style-name="P4"/></table:table-cell><table:table-cell table:style-name="Table11.A2" office:value-type="string"><text:p text:style-name="P6">/</text:p></table:table-cell><table:table-cell table:style-name="Table11.A2" office:value-type="string"><text:p text:style-name="P4"/></table:table-cell><table:covered-table-cell/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H2" office:value-type="string"><text:p text:style-name="P4"/></table:table-cell></table:table-row><table:table-row><table:table-cell table:style-name="Table11.A2" office:value-type="string"><text:p text:style-name="P4"/></table:table-cell><table:table-cell table:style-name="Table11.A2" office:value-type="string"><text:p text:style-name="P6">/</text:p></table:table-cell><table:table-cell table:style-name="Table11.A2" office:value-type="string"><text:p text:style-name="P4"/></table:table-cell><table:covered-table-cell/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A2" office:value-type="string"><text:p text:style-name="P4"/></table:table-cell><table:table-cell table:style-name="Table11.H2" office:value-type="string"><text:p text:style-name="P4"/></table:table-cell></table:table-row></table:table><text:p text:style-name="P21"><text:line-break/><text:span text:style-name="T1">XP costs <text:s text:c="2"/>– <text:s text:c="2"/>attributes: new value </text:span><text:span text:style-name="T2">·</text:span><text:span text:style-name="T1"> 3 (</text:span><text:span text:style-name="T2">· </text:span><text:span text:style-name="T1">5 for 6+) <text:s text:c="2"/>– <text:s/>skills, HP, EP, MP: new value </text:span><text:span text:style-name="T2">· </text:span><text:span text:style-name="T1">1 <text:s/></text:span></text:p></draw:text-box></draw:frame><draw:frame draw:style-name="fr2" draw:name="Frame1" text:anchor-type="as-char" svg:y="0.061in" svg:width="7.6591in" draw:z-index="0"><draw:text-box fo:min-height="6.3756in"><table:table table:name="Table2" table:style-name="Table2"><table:table-column table:style-name="Table2.A"/><table:table-column table:style-name="Table2.B"/><table:table-column table:style-name="Table2.C" table:number-columns-repeated="2"/><table:table-header-rows><table:table-row><table:table-cell table:style-name="Table2.A1" office:value-type="string"><text:p text:style-name="P19">Skills</text:p></table:table-cell><table:table-cell table:style-name="Table2.A1" office:value-type="string"><text:p text:style-name="P19">Type</text:p></table:table-cell><table:table-cell table:style-name="Table2.A1" office:value-type="string"><text:p text:style-name="P20">Attr.</text:p></table:table-cell><table:table-cell table:style-name="Table2.D1" office:value-type="string"><text:p text:style-name="P19">Rating</text:p></table:table-cell></table:table-row></table:table-header-rows><table:table-row><table:table-cell table:style-name="Table2.A2" office:value-type="string"><text:p text:style-name="P7">Acrobatics</text:p></table:table-cell><table:table-cell table:style-name="Table2.A2" office:value-type="string"><text:p text:style-name="P7">Athletic</text:p></table:table-cell><table:table-cell table:style-name="Table2.A2" office:value-type="string"><text:p text:style-name="P15">DEX</text:p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>Hand-to-hand combat</text:p></table:table-cell><table:table-cell table:style-name="Table2.A2" office:value-type="string"><text:p text:style-name="P7">Melee</text:p></table:table-cell><table:table-cell table:style-name="Table2.A2" office:value-type="string"><text:p text:style-name="P15">STR</text:p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>Initiative</text:p></table:table-cell><table:table-cell table:style-name="Table2.A2" office:value-type="string"><text:p text:style-name="P7">Athletic</text:p></table:table-cell><table:table-cell table:style-name="Table2.A2" office:value-type="string"><text:p text:style-name="P15">DEX</text:p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>Ranged combat</text:p></table:table-cell><table:table-cell table:style-name="Table2.A2" office:value-type="string"><text:p text:style-name="P7">Ranged</text:p></table:table-cell><table:table-cell table:style-name="Table2.A2" office:value-type="string"><text:p text:style-name="P15">DEX</text:p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>Search</text:p></table:table-cell><table:table-cell table:style-name="Table2.A2" office:value-type="string"><text:p text:style-name="P7">Military</text:p></table:table-cell><table:table-cell table:style-name="Table2.A2" office:value-type="string"><text:p text:style-name="P15">INT</text:p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7"/></table:table-cell><table:table-cell table:style-name="Table2.A2" office:value-type="string"><text:p text:style-name="P7"/></table:table-cell><table:table-cell table:style-name="Table2.A2" office:value-type="string"><text:p text:style-name="P15"/></table:table-cell><table:table-cell table:style-name="Table2.D2" office:value-type="string"><text:p text:style-name="P16"/></table:table-cell></table:table-row><table:table-row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A2" office:value-type="string"><text:p text:style-name="P14"/></table:table-cell><table:table-cell table:style-name="Table2.D2" office:value-type="string"><text:p text:style-name="P12"/></table:table-cell></table:table-row><table:table-row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A2" office:value-type="string"><text:p text:style-name="P14"/></table:table-cell><table:table-cell table:style-name="Table2.D2" office:value-type="string"><text:p text:style-name="P12"/></table:table-cell></table:table-row><table:table-row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A2" office:value-type="string"><text:p text:style-name="P12"/></table:table-cell><table:table-cell table:style-name="Table2.D2" office:value-type="string"><text:p text:style-name="P12"/></table:table-cell></table:table-row><table:table-row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A2" office:value-type="string"><text:p text:style-name="P12"/></table:table-cell><table:table-cell table:style-name="Table2.D2" office:value-type="string"><text:p text:style-name="P12"/></table:table-cell></table:table-row><table:table-row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A2" office:value-type="string"><text:p text:style-name="P12"/></table:table-cell><table:table-cell table:style-name="Table2.D2" office:value-type="string"><text:p text:style-name="P12"/></table:table-cell></table:table-row><table:table-row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A2" office:value-type="string"><text:p text:style-name="P12"/></table:table-cell><table:table-cell table:style-name="Table2.D2" office:value-type="string"><text:p text:style-name="P12"/></table:table-cell></table:table-row><table:table-row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A2" office:value-type="string"><text:p text:style-name="P12"/></table:table-cell><table:table-cell table:style-name="Table2.D2" office:value-type="string"><text:p text:style-name="P12"/></table:table-cell></table:table-row><table:table-row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A2" office:value-type="string"><text:p text:style-name="P12"/></table:table-cell><table:table-cell table:style-name="Table2.D2" office:value-type="string"><text:p text:style-name="P12"/></table:table-cell></table:table-row><table:table-row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A2" office:value-type="string"><text:p text:style-name="P12"/></table:table-cell><table:table-cell table:style-name="Table2.D2" office:value-type="string"><text:p text:style-name="P12"/></table:table-cell></table:table-row></table:table><table:table table:name="Table3" table:style-name="Table3"><table:table-column table:style-name="Table3.A"/><table:table-column table:style-name="Table3.B"/><table:table-row><table:table-cell table:style-name="Table3.A1" office:value-type="string"><text:p text:style-name="P1">Equipment</text:p></table:table-cell><table:table-cell table:style-name="Table3.B1" office:value-type="string"><text:p text:style-name="P1">#</text:p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table:table-row><table:table-cell table:style-name="Table3.A2" office:value-type="string"><text:p text:style-name="P4"/></table:table-cell><table:table-cell table:style-name="Table3.B2" office:value-type="string"><text:p text:style-name="P4"/></table:table-cell></table:table-row></table:table><text:p text:style-name="Standard"/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 style:font-size-complex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.5pt" fo:font-weight="bold" style:font-size-asian="10.5pt" style:font-weight-asian="bold" style:font-size-complex="10.5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5902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do Schroeter</meta:initial-creator>
    <meta:creation-date>2010-04-09T01:59:25</meta:creation-date>
    <dc:date>2011-01-16T15:02:44</dc:date>
    <meta:editing-duration>PT00H53M01S</meta:editing-duration>
    <meta:editing-cycles>14</meta:editing-cycles>
    <meta:generator>OpenOffice.org/3.2$Unix OpenOffice.org_project/320m18$Build-9502</meta:generator>
    <meta:printed-by>Udo Schroeter</meta:printed-by>
    <meta:print-date>2010-04-09T03:42:49</meta:print-date>
    <meta:document-statistic meta:table-count="5" meta:image-count="0" meta:object-count="0" meta:page-count="1" meta:paragraph-count="55" meta:word-count="75" meta:character-count="370"/>
  </office:meta>
</office:document-meta>
</file>